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" fo:language="en" fo:country="US" fo:font-weight="bold" style:language-asian="en" style:country-asian="US" style:font-weight-asian="bold" style:font-name-complex="DejaVu Sans" style:language-complex="en" style:country-complex="US" style:font-weight-complex="bold"/>
    </style:style>
    <style:style style:name="ce2" style:family="table-cell" style:parent-style-name="Default" style:data-style-name="N1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fo:border="0.002cm solid #000000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" fo:font-size="10pt" fo:language="en" fo:country="US" fo:font-weight="bold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style:text-position="-33% 58%" style:font-name="Liberation Serif" fo:font-size="10pt" style:font-size-asian="10pt" style:font-size-complex="10pt"/>
    </style:style>
    <style:style style:name="T3" style:family="text">
      <style:text-properties style:text-position="0% 100%" style:font-name="Liberation Serif" fo:font-size="10pt" style:font-size-asian="10pt" style:font-size-complex="10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" table:default-cell-style-name="ce5"/>
        <table:table-column table:style-name="co1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>
            <text:p><text:span text:style-name="T1">θ</text:span><text:span text:style-name="T2">max </text:span><text:span text:style-name="T3">[°]</text:span></text:p>
          </table:table-cell>
          <table:table-cell table:style-name="ce3" office:value-type="string">
            <text:p>t<text:span text:style-name="T4">1 </text:span><text:span text:style-name="T5">[s]</text:span></text:p>
          </table:table-cell>
          <table:table-cell table:style-name="ce3" office:value-type="string">
            <text:p>t<text:span text:style-name="T4">2 </text:span><text:span text:style-name="T5">[s]</text:span></text:p>
          </table:table-cell>
          <table:table-cell table:style-name="ce3" office:value-type="string">
            <text:p>U<text:span text:style-name="T4">1 </text:span><text:span text:style-name="T5">[V]</text:span></text:p>
          </table:table-cell>
          <table:table-cell table:style-name="ce3" office:value-type="string">
            <text:p>U<text:span text:style-name="T4">2</text:span> [V]</text:p>
          </table:table-cell>
          <table:table-cell table:style-name="ce3" office:value-type="string">
            <text:p><text:span text:style-name="T5">U</text:span><text:span text:style-name="T4">max </text:span><text:span text:style-name="T5">[V]</text:span></text:p>
          </table:table-cell>
          <table:table-cell table:style-name="ce6" office:value-type="string">
            <text:p>∆t [s]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528">
            <text:p>0,5528</text:p>
          </table:table-cell>
          <table:table-cell office:value-type="float" office:value="0.5818">
            <text:p>0,5818</text:p>
          </table:table-cell>
          <table:table-cell office:value-type="float" office:value="-1.165">
            <text:p>-1,165</text:p>
          </table:table-cell>
          <table:table-cell office:value-type="float" office:value="1.205">
            <text:p>1,205</text:p>
          </table:table-cell>
          <table:table-cell table:formula="of:=([.F3]-[.E3])/2" office:value-type="float" office:value="1.185">
            <text:p>1,185</text:p>
          </table:table-cell>
          <table:table-cell table:formula="of:=[.D3]-[.C3]" office:value-type="float" office:value="0.0289999999999999">
            <text:p>0,029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5068">
            <text:p>0,5068</text:p>
          </table:table-cell>
          <table:table-cell office:value-type="float" office:value="0.5383">
            <text:p>0,5383</text:p>
          </table:table-cell>
          <table:table-cell office:value-type="float" office:value="-1.071">
            <text:p>-1,071</text:p>
          </table:table-cell>
          <table:table-cell office:value-type="float" office:value="1.078">
            <text:p>1,078</text:p>
          </table:table-cell>
          <table:table-cell table:formula="of:=([.F4]-[.E4])/2" office:value-type="float" office:value="1.0745">
            <text:p>1,075</text:p>
          </table:table-cell>
          <table:table-cell table:formula="of:=[.D4]-[.C4]" office:value-type="float" office:value="0.0315">
            <text:p>0,03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5126">
            <text:p>0,5126</text:p>
          </table:table-cell>
          <table:table-cell office:value-type="float" office:value="0.548">
            <text:p>0,5480</text:p>
          </table:table-cell>
          <table:table-cell office:value-type="float" office:value="-0.957">
            <text:p>-0,957</text:p>
          </table:table-cell>
          <table:table-cell office:value-type="float" office:value="0.964">
            <text:p>0,964</text:p>
          </table:table-cell>
          <table:table-cell table:formula="of:=([.F5]-[.E5])/2" office:value-type="float" office:value="0.9605">
            <text:p>0,961</text:p>
          </table:table-cell>
          <table:table-cell table:formula="of:=[.D5]-[.C5]" office:value-type="float" office:value="0.0354">
            <text:p>0,035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5377">
            <text:p>0,5377</text:p>
          </table:table-cell>
          <table:table-cell office:value-type="float" office:value="0.5778">
            <text:p>0,5778</text:p>
          </table:table-cell>
          <table:table-cell office:value-type="float" office:value="-0.842">
            <text:p>-0,842</text:p>
          </table:table-cell>
          <table:table-cell office:value-type="float" office:value="0.842">
            <text:p>0,842</text:p>
          </table:table-cell>
          <table:table-cell table:formula="of:=([.F6]-[.E6])/2" office:value-type="float" office:value="0.842">
            <text:p>0,842</text:p>
          </table:table-cell>
          <table:table-cell table:formula="of:=[.D6]-[.C6]" office:value-type="float" office:value="0.0400999999999999">
            <text:p>0,04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674">
            <text:p>0,5674</text:p>
          </table:table-cell>
          <table:table-cell office:value-type="float" office:value="0.6135">
            <text:p>0,6135</text:p>
          </table:table-cell>
          <table:table-cell office:value-type="float" office:value="-0.719">
            <text:p>-0,719</text:p>
          </table:table-cell>
          <table:table-cell office:value-type="float" office:value="0.726">
            <text:p>0,726</text:p>
          </table:table-cell>
          <table:table-cell table:formula="of:=([.F7]-[.E7])/2" office:value-type="float" office:value="0.7225">
            <text:p>0,723</text:p>
          </table:table-cell>
          <table:table-cell table:formula="of:=[.D7]-[.C7]" office:value-type="float" office:value="0.0461">
            <text:p>0,046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393">
            <text:p>0,5393</text:p>
          </table:table-cell>
          <table:table-cell office:value-type="float" office:value="0.5948">
            <text:p>0,5948</text:p>
          </table:table-cell>
          <table:table-cell office:value-type="float" office:value="-0.603">
            <text:p>-0,603</text:p>
          </table:table-cell>
          <table:table-cell office:value-type="float" office:value="0.6">
            <text:p>0,600</text:p>
          </table:table-cell>
          <table:table-cell table:formula="of:=([.F8]-[.E8])/2" office:value-type="float" office:value="0.6015">
            <text:p>0,602</text:p>
          </table:table-cell>
          <table:table-cell table:formula="of:=[.D8]-[.C8]" office:value-type="float" office:value="0.0555">
            <text:p>0,055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4782">
            <text:p>0,4782</text:p>
          </table:table-cell>
          <table:table-cell office:value-type="float" office:value="0.551">
            <text:p>0,5510</text:p>
          </table:table-cell>
          <table:table-cell office:value-type="float" office:value="-0.4782">
            <text:p>-0,478</text:p>
          </table:table-cell>
          <table:table-cell office:value-type="float" office:value="0.474">
            <text:p>0,474</text:p>
          </table:table-cell>
          <table:table-cell table:formula="of:=([.F9]-[.E9])/2" office:value-type="float" office:value="0.4761">
            <text:p>0,476</text:p>
          </table:table-cell>
          <table:table-cell table:formula="of:=[.D9]-[.C9]" office:value-type="float" office:value="0.0728">
            <text:p>0,072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357">
            <text:p>0,6357</text:p>
          </table:table-cell>
          <table:table-cell office:value-type="float" office:value="0.7217">
            <text:p>0,7217</text:p>
          </table:table-cell>
          <table:table-cell office:value-type="float" office:value="-0.37">
            <text:p>-0,370</text:p>
          </table:table-cell>
          <table:table-cell office:value-type="float" office:value="0.392">
            <text:p>0,392</text:p>
          </table:table-cell>
          <table:table-cell table:formula="of:=([.F10]-[.E10])/2" office:value-type="float" office:value="0.381">
            <text:p>0,381</text:p>
          </table:table-cell>
          <table:table-cell table:formula="of:=[.D10]-[.C10]" office:value-type="float" office:value="0.086">
            <text:p>0,086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42">
            <text:p>0,5420</text:p>
          </table:table-cell>
          <table:table-cell office:value-type="float" office:value="0.6869">
            <text:p>0,6869</text:p>
          </table:table-cell>
          <table:table-cell office:value-type="float" office:value="-0.226">
            <text:p>-0,226</text:p>
          </table:table-cell>
          <table:table-cell office:value-type="float" office:value="0.238">
            <text:p>0,238</text:p>
          </table:table-cell>
          <table:table-cell table:formula="of:=([.F11]-[.E11])/2" office:value-type="float" office:value="0.232">
            <text:p>0,232</text:p>
          </table:table-cell>
          <table:table-cell table:formula="of:=[.D11]-[.C11]" office:value-type="float" office:value="0.1449">
            <text:p>0,1449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4">04.12.2009</text:date>, <text:time>10:48:1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30T16:22:26</meta:creation-date>
    <meta:generator>OpenOffice.org/3.1$Linux OpenOffice.org_project/310m19$Build-9420</meta:generator>
    <dc:date>2009-12-04T10:48:14</dc:date>
    <meta:editing-duration>PT01H17M53S</meta:editing-duration>
    <meta:editing-cycles>7</meta:editing-cycles>
    <meta:document-statistic meta:table-count="3" meta:cell-count="70" meta:object-count="0"/>
  </office:meta>
</office:document-meta>
</file>